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955A4357B515C8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91cm, 4.462cm, 14.805cm, 8.2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36cm" svg:height="23.099cm" svg:x="0.991cm" svg:y="2.092cm">
          <draw:image xlink:href="Pictures/10000000000005E8000007E00955A4357B515C8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08:40.948255194</dc:date>
    <meta:editing-duration>PT3M36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